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  <style:style style:name="T1" style:family="text">
      <style:text-properties style:font-name="文泉驿等宽正黑" fo:font-size="11pt" style:font-name-asian="文泉驿等宽正黑" style:font-size-asian="11pt" style:font-size-complex="11pt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3"/>介绍CouchDB的UUID模块</text:p>
      <text:p text:style-name="P1"/>
      <text:p text:style-name="P1">1. UUID简介:</text:p>
      <text:p text:style-name="P1">UUID含义是通用唯一识别码 (Universally Unique Identifier), UUID 的目的，是让分布式系统中的所有元素，都能有唯一的辨识资讯，而不需要透过中央控制端来做辨识资讯的指定, 如此一来，每个人都可以建立不与其它人冲突的 UUID.</text:p>
      <text:p text:style-name="P1"/>
      <text:p text:style-name="P1">2. 这个模块目目前支持3种算法:</text:p>
      <text:p text:style-name="P1">random</text:p>
      <text:p text:style-name="P1">utc_random</text:p>
      <text:p text:style-name="P1">sequential</text:p>
      <text:p text:style-name="P1"/>
      <text:p text:style-name="P1">可以通过配置文件指定模块使用哪种算法, 这影响couch_uuids:new/0这个API所使用的算法, 默认情况下使用random算法.</text:p>
      <text:p text:style-name="P1"/>
      <text:p text:style-name="P1">例如(配置使用utc_random算法):</text:p>
      <text:p text:style-name="P1">[uuids] </text:p>
      <text:p text:style-name="P1">algorithm = utc_random</text:p>
      <text:p text:style-name="P1"/>
      <text:p text:style-name="P1">3. APIs:</text:p>
      <text:p text:style-name="P1">couch_uuids:new() -&gt; binary() <text:s text:c="12"/>%% 根据配置文件觉得使用哪种算法生成uuid</text:p>
      <text:p text:style-name="P1">couch_uuids:random() -&gt; binary() <text:s text:c="9"/>%% 使用random算法生成uuid</text:p>
      <text:p text:style-name="P1">couch_uuids:utc_random() -&gt; binary() <text:s text:c="5"/>%% 使用utc_random算法生成uu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qiang </meta:initial-creator>
    <meta:creation-date>2010-08-16T11:38:11</meta:creation-date>
    <meta:generator>OpenOffice.org/3.2$Linux OpenOffice.org_project/320m12$Build-9483</meta:generator>
    <dc:date>2010-08-16T15:01:51</dc:date>
    <dc:creator>liqiang </dc:creator>
    <meta:editing-duration>PT00H07M51S</meta:editing-duration>
    <meta:editing-cycles>5</meta:editing-cycles>
    <meta:document-statistic meta:table-count="0" meta:image-count="0" meta:object-count="0" meta:page-count="1" meta:paragraph-count="15" meta:word-count="138" meta:character-count="552"/>
  </office:meta>
</office:document-meta>
</file>